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706a1" officeooo:paragraph-rsid="001706a1" style:font-weight-asian="normal" style:font-weight-complex="normal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748cf" officeooo:paragraph-rsid="001748cf" style:font-weight-asian="normal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8b5dd" officeooo:paragraph-rsid="0018b5dd" style:font-weight-asian="normal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a8641" officeooo:paragraph-rsid="001a8641" style:font-weight-asian="normal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c3dce" officeooo:paragraph-rsid="001c3dce" style:font-weight-asian="normal" style:font-weight-complex="normal"/>
    </style:style>
    <style:style style:name="P7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22222" style:font-name="arial" fo:font-size="17.2000007629395pt" fo:letter-spacing="normal" fo:font-style="normal" fo:font-weight="bold" officeooo:rsid="001706a1" officeooo:paragraph-rsid="001706a1" style:font-weight-asian="bold" style:font-weight-complex="bold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155cc" style:font-name="arial" fo:font-size="13.1999998092651pt" fo:letter-spacing="normal" fo:font-style="normal" fo:font-weight="normal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155cc" style:font-name="arial" fo:font-size="13.1999998092651pt" fo:letter-spacing="normal" fo:font-style="normal" fo:font-weight="normal" officeooo:paragraph-rsid="001706a1"/>
    </style:style>
    <style:style style:name="P10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arial" fo:font-size="17.2000007629395pt" fo:letter-spacing="normal" fo:font-style="normal" fo:font-weight="bold" officeooo:rsid="001706a1" officeooo:paragraph-rsid="001706a1" style:font-weight-asian="bold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706a1" officeooo:paragraph-rsid="001706a1" style:font-weight-asian="normal" style:font-weight-complex="normal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748cf" officeooo:paragraph-rsid="001706a1" style:font-weight-asian="normal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748cf" officeooo:paragraph-rsid="001748cf" style:font-weight-asian="normal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8e974" officeooo:paragraph-rsid="0018e974" style:font-weight-asian="normal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8e974" officeooo:paragraph-rsid="0018b5dd" style:font-weight-asian="normal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95b02" officeooo:paragraph-rsid="00195b02" style:font-weight-asian="normal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a8641" officeooo:paragraph-rsid="001a8641" style:font-weight-asian="normal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b76f6" officeooo:paragraph-rsid="001b76f6" style:font-weight-asian="normal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8b5dd" officeooo:paragraph-rsid="0018b5dd" style:font-weight-asian="normal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c3dce" officeooo:paragraph-rsid="001c3dce" style:font-weight-asian="normal" style:font-weight-complex="normal"/>
    </style:style>
    <style:style style:name="T1" style:family="text">
      <style:text-properties fo:font-variant="normal" fo:text-transform="none" fo:color="#222222" style:font-name="arial" fo:font-size="13.1999998092651pt" fo:letter-spacing="normal" fo:font-style="normal" fo:font-weight="normal"/>
    </style:style>
    <style:style style:name="T2" style:family="text">
      <style:text-properties fo:font-variant="normal" fo:text-transform="none" fo:color="#1155cc" style:font-name="arial" fo:font-size="13.1999998092651pt" fo:letter-spacing="normal" fo:font-style="normal" fo:font-weight="normal"/>
    </style:style>
    <style:style style:name="T3" style:family="text">
      <style:text-properties fo:font-variant="normal" fo:text-transform="none" style:font-name="arial" fo:letter-spacing="normal" fo:font-style="normal"/>
    </style:style>
    <style:style style:name="T4" style:family="text">
      <style:text-properties fo:font-variant="normal" fo:text-transform="none" style:font-name="arial" fo:letter-spacing="normal" fo:font-style="normal" officeooo:rsid="001748cf"/>
    </style:style>
    <style:style style:name="T5" style:family="text">
      <style:text-properties fo:font-variant="normal" fo:text-transform="none" style:font-name="arial" fo:letter-spacing="normal" fo:font-style="normal" officeooo:rsid="0018b5dd"/>
    </style:style>
    <style:style style:name="T6" style:family="text">
      <style:text-properties fo:font-variant="normal" fo:text-transform="none" style:font-name="arial" fo:letter-spacing="normal" fo:font-style="normal" officeooo:rsid="0018e974"/>
    </style:style>
    <style:style style:name="T7" style:family="text">
      <style:text-properties fo:font-variant="normal" fo:text-transform="none" style:font-name="arial" fo:letter-spacing="normal" fo:font-style="normal" officeooo:rsid="001b76f6"/>
    </style:style>
    <style:style style:name="T8" style:family="text">
      <style:text-properties fo:font-variant="normal" fo:text-transform="none" style:font-name="arial" fo:letter-spacing="normal" fo:font-style="normal" officeooo:rsid="001eabbc"/>
    </style:style>
    <style:style style:name="T9" style:family="text">
      <style:text-properties fo:font-size="18pt"/>
    </style:style>
    <style:style style:name="T10" style:family="text">
      <style:text-properties officeooo:rsid="001d44b9"/>
    </style:style>
    <style:style style:name="T11" style:family="text">
      <style:text-properties officeooo:rsid="001eab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Постановка задания</text:p>
      <text:p text:style-name="P7"/>
      <text:p text:style-name="P7"/>
      <text:p text:style-name="P1"><text:span text:style-name="T1">В рамках решения индивидуального задания от Вас требуется реализовать</text:span><text:span text:style-name="T9"><text:line-break/></text:span><text:span text:style-name="T1">потоки управления внутри процессов JOS.</text:span><text:span text:style-name="T9"><text:line-break/></text:span><text:span text:style-name="T1">Должны поддерживаться функции</text:span><text:span text:style-name="T9"><text:line-break/></text:span><text:span text:style-name="T1">- pthread_create() [1]</text:span><text:span text:style-name="T9"><text:line-break/></text:span><text:span text:style-name="T1">- ptherad_join() [2]</text:span><text:span text:style-name="T9"><text:line-break/></text:span><text:span text:style-name="T1">- ptherad_exit() [3]</text:span><text:span text:style-name="T9"><text:line-break/></text:span><text:span text:style-name="T1">- sched_setparam() [4]</text:span><text:span text:style-name="T9"><text:line-break/></text:span><text:span text:style-name="T1">- sched_setscheduler() [5]</text:span><text:span text:style-name="T9"><text:line-break/><text:line-break/></text:span><text:span text:style-name="T1">Должны поддерживаться политики планирования потоков SCHED_FIFO и</text:span><text:span text:style-name="T9"><text:line-break/></text:span><text:span text:style-name="T1">SCHED_RR с приоритетами.</text:span><text:span text:style-name="T9"><text:line-break/></text:span><text:span text:style-name="T1">Также в рамках выполнения задачи необходимо будет разработать утилиту</text:span><text:span text:style-name="T9"><text:line-break/></text:span><text:span text:style-name="T1">печати состояния потоков в процессе.</text:span><text:span text:style-name="T9"><text:line-break/><text:line-break/></text:span><text:span text:style-name="T1">[1]</text:span><text:span text:style-name="T9"><text:line-break/></text:span><text:a xlink:type="simple" xlink:href="http://pubs.opengroup.org/onlinepubs/9699919799/functions/pthread_create.html" office:target-frame-name="_blank" xlink:show="new" text:style-name="Internet_20_link" text:visited-style-name="Visited_20_Internet_20_Link"><text:span text:style-name="T2">http://pubs.opengroup.org/</text:span></text:a><text:span text:style-name="T9"><text:line-break/></text:span><text:span text:style-name="T1">[2]</text:span><text:span text:style-name="T9"><text:line-break/></text:span><text:a xlink:type="simple" xlink:href="http://pubs.opengroup.org/onlinepubs/9699919799/functions/pthread_join.html" office:target-frame-name="_blank" xlink:show="new" text:style-name="Internet_20_link" text:visited-style-name="Visited_20_Internet_20_Link"><text:span text:style-name="T2">http://pubs.opengroup.org/</text:span></text:a><text:span text:style-name="T9"><text:line-break/></text:span><text:span text:style-name="T1">[3]</text:span><text:span text:style-name="T9"><text:line-break/></text:span><text:a xlink:type="simple" xlink:href="http://pubs.opengroup.org/onlinepubs/9699919799/functions/pthread_exit.html" office:target-frame-name="_blank" xlink:show="new" text:style-name="Internet_20_link" text:visited-style-name="Visited_20_Internet_20_Link"><text:span text:style-name="T2">http://pubs.opengroup.org/</text:span></text:a><text:span text:style-name="T9"><text:line-break/></text:span><text:span text:style-name="T1">[4]</text:span><text:span text:style-name="T9"><text:line-break/></text:span><text:a xlink:type="simple" xlink:href="http://pubs.opengroup.org/onlinepubs/9699919799/functions/sched_setparam.html" office:target-frame-name="_blank" xlink:show="new" text:style-name="Internet_20_link" text:visited-style-name="Visited_20_Internet_20_Link"><text:span text:style-name="T2">http://pubs.opengroup.org/</text:span></text:a><text:span text:style-name="T9"><text:line-break/></text:span><text:span text:style-name="T1">[5]</text:span><text:span text:style-name="T9"><text:line-break/></text:span><text:a xlink:type="simple" xlink:href="http://pubs.opengroup.org/" text:style-name="Internet_20_link" text:visited-style-name="Visited_20_Internet_20_Link"><text:span text:style-name="T2">http://pubs.opengroup.org/</text:span></text:a></text:p>
      <text:p text:style-name="P8"/>
      <text:p text:style-name="P10">Предлагаемое решение</text:p>
      <text:p text:style-name="P10"/>
      <text:p text:style-name="P10"/>
      <text:p text:style-name="P11">Функции для работы с тредами будут реализованы как системные вызовы, необходимо их добавить. <text:span text:style-name="T11">В <text:s/>kern/syscall.c, inc/lib.h, lib/syscall.c, inc/syscall.h</text:span></text:p>
      <text:p text:style-name="P11"/>
      <text:p text:style-name="P2"><text:span text:style-name="T3">Текущий планировщик </text:span><text:span text:style-name="T8">в kern/sched.c</text:span><text:span text:style-name="T3"> необходимо немного модифицировать. </text:span><text:span text:style-name="T4">Переключение процессов будет происходить по истечении кванта времени, отведенного под этот процесс.</text:span></text:p>
      <text:p text:style-name="P12"/>
      <text:p text:style-name="P13">Необходимо объявить константы для работы с тредами: PTHREAD_CREATE_JOINABLE, PTHREAD_CREATE_DETACHED, SCHED_RR, SCHED_FIFO.</text:p>
      <text:p text:style-name="P13">Они будут объявлены в файле inc/pthread.h</text:p>
      <text:p text:style-name="P13"/>
      <text:p text:style-name="P14">Необходимо изменить структуру Env <text:span text:style-name="T11">в inc/env.h</text:span>:</text:p>
      <text:p text:style-name="P14">1. добавить флаг is_t<text:span text:style-name="T10">h</text:span>read</text:p>
      <text:p text:style-name="P14"><text:soft-page-break/>2. указатель на процесс, который породил тред</text:p>
      <text:p text:style-name="P14">3. id треда внутри процесса</text:p>
      <text:p text:style-name="P14">4. политика планирования треда</text:p>
      <text:p text:style-name="P14">5. триоритет треда(процесса)</text:p>
      <text:p text:style-name="P14">6. тип треда</text:p>
      <text:p text:style-name="P16">7. адресс, куда будет записан результат работы треда</text:p>
      <text:p text:style-name="P16"/>
      <text:p text:style-name="P17">env_alloc необходимо переписать, учитывать, что мы создаем, процесс или тред</text:p>
      <text:p text:style-name="P17">env_create если создается тред: eip установить на нужную функцию, не загружаем elf образ, записываем аргумент, который был передан в функции создания треда</text:p>
      <text:p text:style-name="P5"><text:span text:style-name="T3">env_free если тред: не удалять процесс, проверить на наличие ожидающих его процессов, удалить все треды, которые он создал, </text:span><text:span text:style-name="T7">если тред JOINABLE, то сделать его ENV_FINISHED, если DETACHED, то сделать его ENV_FREE</text:span></text:p>
      <text:p text:style-name="P18">env_run если переключение тредов внутри одного процесса, то не менять cr3</text:p>
      <text:p text:style-name="P17"/>
      <text:p text:style-name="P13"/>
      <text:p text:style-name="P3"><text:span text:style-name="T3">1. Функция pthread_create() </text:span><text:span text:style-name="T5">будет реализована через вызов env_create().</text:span></text:p>
      <text:p text:style-name="P19">2. Функция pthread_join() если тред JOINABLE и завершился, то присваиваем ему ENV_FREE и возвращаем результат, если он не завершился, то добавляем в список ожидания.</text:p>
      <text:p text:style-name="P19">Если он не JOINABLE, то возвращаем ошибку</text:p>
      <text:p text:style-name="P19">3. Функция pthread_exit() результат работы треда записывается в Env, если есть процессы, ожидающие завершения этого треда, то им возвращается результат работы и возобновляется их работа.</text:p>
      <text:p text:style-name="P4"><text:span text:style-name="T3">4. Функция </text:span><text:span text:style-name="T6">sched_setparam(), sched_setscheduler() - пробегаемся по списку процессов и заменяем нужные значения.</text:span></text:p>
      <text:p text:style-name="P15"/>
      <text:p text:style-name="P6"><text:span text:style-name="T6">Т</text:span><text:span text:style-name="T3">есты:</text:span></text:p>
      <text:p text:style-name="P20"/>
      <text:p text:style-name="P20">1. создать несколько тредов, в каждом выводить информацию о треде</text:p>
      <text:p text:style-name="P20">2. работоспособность join</text:p>
      <text:p text:style-name="P20">3. правильность работы двух режимов планировщика</text:p>
      <text:p text:style-name="P20">4. создание тредов с разными атрибутами</text:p>
      <text:p text:style-name="P20">4. работоспособность pthread_exit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4:26:45.225808759</meta:creation-date>
    <dc:date>2017-12-26T10:19:01.592442889</dc:date>
    <meta:editing-duration>PT13H21M5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0" meta:word-count="344" meta:character-count="2701" meta:non-whitespace-character-count="2384"/>
  </office:meta>
</office:document-meta>
</file>